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+50 (649) 78-90414</text:p>
      <text:p text:style-name="Preformatted_20_Text">+1858430-78-470</text:p>
      <text:p text:style-name="Preformatted_20_Text">+64 128 8159068</text:p>
      <text:p text:style-name="Preformatted_20_Text">+59197 2763720</text:p>
      <text:p text:style-name="Preformatted_20_Text">60-477-9649460</text:p>
      <text:p text:style-name="Preformatted_20_Text">665 5633181</text:p>
      <text:p text:style-name="Preformatted_20_Text">824-6141123</text:p>
      <text:p text:style-name="Preformatted_20_Text">69-80-111</text:p>
      <text:p text:style-name="Preformatted_20_Text">+54 (446) 97-02129</text:p>
      <text:p text:style-name="Preformatted_20_Text">+568419-27-590</text:p>
      <text:p text:style-name="Preformatted_20_Text">+72 348 3503073</text:p>
      <text:p text:style-name="Preformatted_20_Text">+53438 9428783</text:p>
      <text:p text:style-name="Preformatted_20_Text">39-203-7239698</text:p>
      <text:p text:style-name="Preformatted_20_Text">163 1021830</text:p>
      <text:p text:style-name="Preformatted_20_Text">454-1341212</text:p>
      <text:p text:style-name="Preformatted_20_Text">13-36-990</text:p>
      <text:p text:style-name="Preformatted_20_Text">+9 (188) 33-68173</text:p>
      <text:p text:style-name="Preformatted_20_Text">+4630665-56-529</text:p>
      <text:p text:style-name="Preformatted_20_Text">+61 152 1564993</text:p>
      <text:p text:style-name="Preformatted_20_Text">+11662 6655991</text:p>
      <text:p text:style-name="Preformatted_20_Text">36-523-4378767</text:p>
      <text:p text:style-name="Preformatted_20_Text">378 3561680</text:p>
      <text:p text:style-name="Preformatted_20_Text">229-3198762</text:p>
      <text:p text:style-name="Preformatted_20_Text">25-06-600</text:p>
      <text:p text:style-name="Preformatted_20_Text">+13 (983) 95-68695</text:p>
      <text:p text:style-name="Preformatted_20_Text"><text:soft-page-break/>+4320957-79-521</text:p>
      <text:p text:style-name="Preformatted_20_Text">+55 536 1141943</text:p>
      <text:p text:style-name="Preformatted_20_Text">+44199 2705484</text:p>
      <text:p text:style-name="Preformatted_20_Text">25-809-9462510</text:p>
      <text:p text:style-name="Preformatted_20_Text">669 4396396</text:p>
      <text:p text:style-name="Preformatted_20_Text">269-4961452</text:p>
      <text:p text:style-name="Preformatted_20_Text">80-49-750</text:p>
      <text:p text:style-name="Preformatted_20_Text">+19 (310) 31-49152</text:p>
      <text:p text:style-name="Preformatted_20_Text">+7495074-97-858</text:p>
      <text:p text:style-name="Preformatted_20_Text">+79 626 1344679</text:p>
      <text:p text:style-name="Preformatted_20_Text">+86140 6242261</text:p>
      <text:p text:style-name="Preformatted_20_Text">14-287-8665776</text:p>
      <text:p text:style-name="Preformatted_20_Text">790 3654531</text:p>
      <text:p text:style-name="Preformatted_20_Text">570-1022546</text:p>
      <text:p text:style-name="Preformatted_20_Text">86-70-085</text:p>
      <text:p text:style-name="Preformatted_20_Text">+27 (412) 12-31409</text:p>
      <text:p text:style-name="Preformatted_20_Text">+891357-28-245</text:p>
      <text:p text:style-name="Preformatted_20_Text">+68 146 7326174</text:p>
      <text:p text:style-name="Preformatted_20_Text">+96718 8939210</text:p>
      <text:p text:style-name="Preformatted_20_Text">83-139-7596217</text:p>
      <text:p text:style-name="Preformatted_20_Text">842 8431226</text:p>
      <text:p text:style-name="Preformatted_20_Text">116-6752134</text:p>
      <text:p text:style-name="Preformatted_20_Text">94-00-621</text:p>
      <text:p text:style-name="Preformatted_20_Text">+89 (687) 53-38068</text:p>
      <text:p text:style-name="Preformatted_20_Text">+9192080-02-962</text:p>
      <text:p text:style-name="Preformatted_20_Text">+97 442 7080149</text:p>
      <text:p text:style-name="Preformatted_20_Text"><text:soft-page-break/>+47858 1500509</text:p>
      <text:p text:style-name="Preformatted_20_Text">77-518-2437769</text:p>
      <text:p text:style-name="Preformatted_20_Text">821 3256880</text:p>
      <text:p text:style-name="Preformatted_20_Text">617-9705755</text:p>
      <text:p text:style-name="Preformatted_20_Text">96-67-853</text:p>
      <text:p text:style-name="Preformatted_20_Text">+71 (409) 22-48745</text:p>
      <text:p text:style-name="Preformatted_20_Text">+9351192-19-019</text:p>
      <text:p text:style-name="Preformatted_20_Text">+84 275 4732432</text:p>
      <text:p text:style-name="Preformatted_20_Text">+69778 2407520</text:p>
      <text:p text:style-name="Preformatted_20_Text">30-374-2989106</text:p>
      <text:p text:style-name="Preformatted_20_Text">781 7302595</text:p>
      <text:p text:style-name="Preformatted_20_Text">233-9489567</text:p>
      <text:p text:style-name="Preformatted_20_Text">58-02-333</text:p>
      <text:p text:style-name="Preformatted_20_Text">+63 (316) 49-32235</text:p>
      <text:p text:style-name="Preformatted_20_Text">+9479990-76-357</text:p>
      <text:p text:style-name="Preformatted_20_Text">+56 672 8466497</text:p>
      <text:p text:style-name="Preformatted_20_Text">+10198 2247717</text:p>
      <text:p text:style-name="Preformatted_20_Text">45-946-5833908</text:p>
      <text:p text:style-name="Preformatted_20_Text">416 7894074</text:p>
      <text:p text:style-name="Preformatted_20_Text">903-2527249</text:p>
      <text:p text:style-name="Preformatted_20_Text">92-04-275</text:p>
      <text:p text:style-name="Preformatted_20_Text">+42 (305) 99-89543</text:p>
      <text:p text:style-name="Preformatted_20_Text">+1234665-05-229</text:p>
      <text:p text:style-name="Preformatted_20_Text">+1 302 2855781</text:p>
      <text:p text:style-name="Preformatted_20_Text">+16741 1943900</text:p>
      <text:p text:style-name="Preformatted_20_Text">67-108-8890417</text:p>
      <text:p text:style-name="Preformatted_20_Text"><text:soft-page-break/>472 5376417</text:p>
      <text:p text:style-name="Preformatted_20_Text">969-3966502</text:p>
      <text:p text:style-name="Preformatted_20_Text">71-47-7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80" meta:word-count="140" meta:character-count="1066"/>
    <meta:creation-date>2020-03-13T09:38:17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